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f871" officeooo:paragraph-rsid="000df871"/>
    </style:style>
    <style:style style:name="P4" style:family="paragraph" style:parent-style-name="Text_20_body">
      <style:paragraph-properties fo:text-align="center" style:justify-single-word="false"/>
      <style:text-properties style:font-name="Georgia" officeooo:rsid="000df871" officeooo:paragraph-rsid="000df871"/>
    </style:style>
    <style:style style:name="P5" style:family="paragraph" style:parent-style-name="Text_20_body">
      <style:paragraph-properties fo:text-align="start" style:justify-single-word="false"/>
      <style:text-properties style:font-name="Georgia" officeooo:rsid="000df871" officeooo:paragraph-rsid="000df871"/>
    </style:style>
    <style:style style:name="P6" style:family="paragraph" style:parent-style-name="Subtitle">
      <style:text-properties style:font-name="Georgia"/>
    </style:style>
    <style:style style:name="P7" style:family="paragraph" style:parent-style-name="Text_20_body">
      <style:paragraph-properties fo:text-align="center" style:justify-single-word="false"/>
      <style:text-properties style:font-name="Georgia" officeooo:rsid="0013ba0a" officeooo:paragraph-rsid="0013ba0a"/>
    </style:style>
    <style:style style:name="P8" style:family="paragraph" style:parent-style-name="Text_20_body">
      <style:paragraph-properties fo:text-align="start" style:justify-single-word="false"/>
      <style:text-properties style:font-name="Georgia" officeooo:rsid="00185ec5" officeooo:paragraph-rsid="00185ec5"/>
    </style:style>
    <style:style style:name="P9" style:family="paragraph" style:parent-style-name="Text_20_body">
      <style:paragraph-properties fo:text-align="center" style:justify-single-word="false"/>
      <style:text-properties style:font-name="Georgia" officeooo:rsid="00168d03" officeooo:paragraph-rsid="00168d03"/>
    </style:style>
    <style:style style:name="P10" style:family="paragraph" style:parent-style-name="Text_20_body">
      <style:paragraph-properties fo:text-align="start" style:justify-single-word="false"/>
      <style:text-properties style:font-name="Georgia" officeooo:rsid="00168d03" officeooo:paragraph-rsid="00168d03"/>
    </style:style>
    <style:style style:name="P11" style:family="paragraph" style:parent-style-name="Text_20_body">
      <style:paragraph-properties fo:text-align="start" style:justify-single-word="false"/>
      <style:text-properties style:font-name="Georgia" officeooo:rsid="0029dcab" officeooo:paragraph-rsid="00168d03"/>
    </style:style>
    <style:style style:name="P12" style:family="paragraph" style:parent-style-name="Text_20_body">
      <style:text-properties style:font-name="Georgia"/>
    </style:style>
    <style:style style:name="P13" style:family="paragraph" style:parent-style-name="Text_20_body">
      <style:paragraph-properties fo:text-align="center" style:justify-single-word="false"/>
      <style:text-properties style:font-name="Georgia" officeooo:rsid="00383095" officeooo:paragraph-rsid="00383095"/>
    </style:style>
    <style:style style:name="P14" style:family="paragraph" style:parent-style-name="Text_20_body">
      <style:paragraph-properties fo:text-align="start" style:justify-single-word="false"/>
      <style:text-properties style:font-name="Georgia" officeooo:rsid="00383095" officeooo:paragraph-rsid="00383095"/>
    </style:style>
    <style:style style:name="P15" style:family="paragraph" style:parent-style-name="Text_20_body">
      <style:paragraph-properties fo:text-align="start" style:justify-single-word="false"/>
      <style:text-properties style:font-name="Georgia" officeooo:rsid="003e3044" officeooo:paragraph-rsid="003e3044"/>
    </style:style>
    <style:style style:name="P16" style:family="paragraph" style:parent-style-name="Text_20_body">
      <style:paragraph-properties fo:text-align="center" style:justify-single-word="false"/>
      <style:text-properties style:font-name="Georgia" officeooo:rsid="003e3044" officeooo:paragraph-rsid="003e3044"/>
    </style:style>
    <style:style style:name="P17" style:family="paragraph" style:parent-style-name="Text_20_body">
      <style:paragraph-properties fo:text-align="start" style:justify-single-word="false"/>
      <style:text-properties style:font-name="Georgia" officeooo:rsid="004d2d69" officeooo:paragraph-rsid="004d2d69"/>
    </style:style>
    <style:style style:name="P18" style:family="paragraph" style:parent-style-name="Text_20_body">
      <style:paragraph-properties fo:text-align="center" style:justify-single-word="false"/>
      <style:text-properties style:font-name="Georgia" officeooo:rsid="004d2d69" officeooo:paragraph-rsid="004d2d69"/>
    </style:style>
    <style:style style:name="P19" style:family="paragraph" style:parent-style-name="Text_20_body">
      <style:paragraph-properties fo:text-align="start" style:justify-single-word="false"/>
      <style:text-properties style:font-name="Georgia" officeooo:rsid="005e0ff4" officeooo:paragraph-rsid="005e0ff4"/>
    </style:style>
    <style:style style:name="P20" style:family="paragraph" style:parent-style-name="Text_20_body">
      <style:paragraph-properties fo:text-align="center" style:justify-single-word="false"/>
      <style:text-properties style:font-name="Georgia" officeooo:rsid="005e0ff4" officeooo:paragraph-rsid="005e0ff4"/>
    </style:style>
    <style:style style:name="P21" style:family="paragraph" style:parent-style-name="Text_20_body">
      <style:paragraph-properties fo:text-align="start" style:justify-single-word="false"/>
      <style:text-properties style:font-name="Georgia" officeooo:rsid="00660e36" officeooo:paragraph-rsid="00660e36"/>
    </style:style>
    <style:style style:name="P22" style:family="paragraph" style:parent-style-name="Text_20_body">
      <style:paragraph-properties fo:text-align="center" style:justify-single-word="false"/>
      <style:text-properties style:font-name="Georgia" officeooo:rsid="00660e36" officeooo:paragraph-rsid="00660e36"/>
    </style:style>
    <style:style style:name="P23" style:family="paragraph" style:parent-style-name="Text_20_body">
      <style:paragraph-properties fo:text-align="start" style:justify-single-word="false"/>
      <style:text-properties style:font-name="Georgia" officeooo:rsid="00660e36" officeooo:paragraph-rsid="00660e36"/>
    </style:style>
    <style:style style:name="P24" style:family="paragraph" style:parent-style-name="Text_20_body">
      <style:paragraph-properties fo:text-align="start" style:justify-single-word="false"/>
      <style:text-properties style:font-name="Georgia" officeooo:rsid="006c35ff" officeooo:paragraph-rsid="006c35ff"/>
    </style:style>
    <style:style style:name="P25" style:family="paragraph" style:parent-style-name="Text_20_body">
      <style:paragraph-properties fo:text-align="center" style:justify-single-word="false"/>
      <style:text-properties style:font-name="Georgia" officeooo:rsid="006c35ff" officeooo:paragraph-rsid="006c35ff"/>
    </style:style>
    <style:style style:name="T1" style:family="text">
      <style:text-properties officeooo:rsid="000f1627"/>
    </style:style>
    <style:style style:name="T2" style:family="text">
      <style:text-properties officeooo:rsid="001011dc"/>
    </style:style>
    <style:style style:name="T3" style:family="text">
      <style:text-properties officeooo:rsid="0010d1ea"/>
    </style:style>
    <style:style style:name="T4" style:family="text">
      <style:text-properties fo:font-style="italic" officeooo:rsid="0010d1ea" style:font-style-asian="italic" style:font-style-complex="italic"/>
    </style:style>
    <style:style style:name="T5" style:family="text">
      <style:text-properties officeooo:rsid="0011c0cf"/>
    </style:style>
    <style:style style:name="T6" style:family="text">
      <style:text-properties officeooo:rsid="0012115b"/>
    </style:style>
    <style:style style:name="T7" style:family="text">
      <style:text-properties officeooo:rsid="0013ba0a"/>
    </style:style>
    <style:style style:name="T8" style:family="text">
      <style:text-properties officeooo:rsid="001500e4"/>
    </style:style>
    <style:style style:name="T9" style:family="text">
      <style:text-properties officeooo:rsid="00185ec5"/>
    </style:style>
    <style:style style:name="T10" style:family="text">
      <style:text-properties officeooo:rsid="0019f342"/>
    </style:style>
    <style:style style:name="T11" style:family="text">
      <style:text-properties officeooo:rsid="001b5f6a"/>
    </style:style>
    <style:style style:name="T12" style:family="text">
      <style:text-properties officeooo:rsid="001ce44d"/>
    </style:style>
    <style:style style:name="T13" style:family="text">
      <style:text-properties officeooo:rsid="001dc631"/>
    </style:style>
    <style:style style:name="T14" style:family="text">
      <style:text-properties officeooo:rsid="001e7d47"/>
    </style:style>
    <style:style style:name="T15" style:family="text">
      <style:text-properties officeooo:rsid="001f7339"/>
    </style:style>
    <style:style style:name="T16" style:family="text">
      <style:text-properties officeooo:rsid="00209562"/>
    </style:style>
    <style:style style:name="T17" style:family="text">
      <style:text-properties officeooo:rsid="00225294"/>
    </style:style>
    <style:style style:name="T18" style:family="text">
      <style:text-properties officeooo:rsid="0022e246"/>
    </style:style>
    <style:style style:name="T19" style:family="text">
      <style:text-properties officeooo:rsid="00243880"/>
    </style:style>
    <style:style style:name="T20" style:family="text">
      <style:text-properties officeooo:rsid="00253eaa"/>
    </style:style>
    <style:style style:name="T21" style:family="text">
      <style:text-properties officeooo:rsid="0026a99c"/>
    </style:style>
    <style:style style:name="T22" style:family="text">
      <style:text-properties officeooo:rsid="00276e9d"/>
    </style:style>
    <style:style style:name="T23" style:family="text">
      <style:text-properties officeooo:rsid="0028de35"/>
    </style:style>
    <style:style style:name="T24" style:family="text">
      <style:text-properties officeooo:rsid="002933ae"/>
    </style:style>
    <style:style style:name="T25" style:family="text">
      <style:text-properties officeooo:rsid="0029dcab"/>
    </style:style>
    <style:style style:name="T26" style:family="text">
      <style:text-properties officeooo:rsid="002b685b"/>
    </style:style>
    <style:style style:name="T27" style:family="text">
      <style:text-properties officeooo:rsid="002eb111"/>
    </style:style>
    <style:style style:name="T28" style:family="text">
      <style:text-properties officeooo:rsid="0030735a"/>
    </style:style>
    <style:style style:name="T29" style:family="text">
      <style:text-properties officeooo:rsid="003167db"/>
    </style:style>
    <style:style style:name="T30" style:family="text">
      <style:text-properties officeooo:rsid="0033427d"/>
    </style:style>
    <style:style style:name="T31" style:family="text">
      <style:text-properties officeooo:rsid="00348946"/>
    </style:style>
    <style:style style:name="T32" style:family="text">
      <style:text-properties officeooo:rsid="0034961c"/>
    </style:style>
    <style:style style:name="T33" style:family="text">
      <style:text-properties officeooo:rsid="0035c1d1"/>
    </style:style>
    <style:style style:name="T34" style:family="text">
      <style:text-properties officeooo:rsid="00363504"/>
    </style:style>
    <style:style style:name="T35" style:family="text">
      <style:text-properties officeooo:rsid="003669e6"/>
    </style:style>
    <style:style style:name="T36" style:family="text">
      <style:text-properties officeooo:rsid="0036ea58"/>
    </style:style>
    <style:style style:name="T37" style:family="text">
      <style:text-properties officeooo:rsid="003758a2"/>
    </style:style>
    <style:style style:name="T38" style:family="text">
      <style:text-properties officeooo:rsid="0039b603"/>
    </style:style>
    <style:style style:name="T39" style:family="text">
      <style:text-properties officeooo:rsid="003b436c"/>
    </style:style>
    <style:style style:name="T40" style:family="text">
      <style:text-properties officeooo:rsid="003d1444"/>
    </style:style>
    <style:style style:name="T41" style:family="text">
      <style:text-properties officeooo:rsid="0040c374"/>
    </style:style>
    <style:style style:name="T42" style:family="text">
      <style:text-properties officeooo:rsid="00439508"/>
    </style:style>
    <style:style style:name="T43" style:family="text">
      <style:text-properties officeooo:rsid="0043a97e"/>
    </style:style>
    <style:style style:name="T44" style:family="text">
      <style:text-properties officeooo:rsid="00450f7f"/>
    </style:style>
    <style:style style:name="T45" style:family="text">
      <style:text-properties officeooo:rsid="0045bb63"/>
    </style:style>
    <style:style style:name="T46" style:family="text">
      <style:text-properties officeooo:rsid="0046f425"/>
    </style:style>
    <style:style style:name="T47" style:family="text">
      <style:text-properties officeooo:rsid="0048d3d0"/>
    </style:style>
    <style:style style:name="T48" style:family="text">
      <style:text-properties officeooo:rsid="004a2d6a"/>
    </style:style>
    <style:style style:name="T49" style:family="text">
      <style:text-properties officeooo:rsid="004aa98f"/>
    </style:style>
    <style:style style:name="T50" style:family="text">
      <style:text-properties officeooo:rsid="004be9cc"/>
    </style:style>
    <style:style style:name="T51" style:family="text">
      <style:text-properties officeooo:rsid="004c1786"/>
    </style:style>
    <style:style style:name="T52" style:family="text">
      <style:text-properties officeooo:rsid="004ee703"/>
    </style:style>
    <style:style style:name="T53" style:family="text">
      <style:text-properties officeooo:rsid="004f7a0b"/>
    </style:style>
    <style:style style:name="T54" style:family="text">
      <style:text-properties officeooo:rsid="004fee4d"/>
    </style:style>
    <style:style style:name="T55" style:family="text">
      <style:text-properties officeooo:rsid="0051d0e0"/>
    </style:style>
    <style:style style:name="T56" style:family="text">
      <style:text-properties officeooo:rsid="005297cf"/>
    </style:style>
    <style:style style:name="T57" style:family="text">
      <style:text-properties officeooo:rsid="0053efe2"/>
    </style:style>
    <style:style style:name="T58" style:family="text">
      <style:text-properties officeooo:rsid="00557827"/>
    </style:style>
    <style:style style:name="T59" style:family="text">
      <style:text-properties officeooo:rsid="005695a5"/>
    </style:style>
    <style:style style:name="T60" style:family="text">
      <style:text-properties officeooo:rsid="005822d6"/>
    </style:style>
    <style:style style:name="T61" style:family="text">
      <style:text-properties officeooo:rsid="0059a33b"/>
    </style:style>
    <style:style style:name="T62" style:family="text">
      <style:text-properties officeooo:rsid="005a1e77"/>
    </style:style>
    <style:style style:name="T63" style:family="text">
      <style:text-properties officeooo:rsid="005a8431"/>
    </style:style>
    <style:style style:name="T64" style:family="text">
      <style:text-properties officeooo:rsid="005c29b1"/>
    </style:style>
    <style:style style:name="T65" style:family="text">
      <style:text-properties officeooo:rsid="005f2c9e"/>
    </style:style>
    <style:style style:name="T66" style:family="text">
      <style:text-properties officeooo:rsid="005f7dc4"/>
    </style:style>
    <style:style style:name="T67" style:family="text">
      <style:text-properties officeooo:rsid="00608621"/>
    </style:style>
    <style:style style:name="T68" style:family="text">
      <style:text-properties officeooo:rsid="0061231e"/>
    </style:style>
    <style:style style:name="T69" style:family="text">
      <style:text-properties officeooo:rsid="0062db06"/>
    </style:style>
    <style:style style:name="T70" style:family="text">
      <style:text-properties officeooo:rsid="00632e03"/>
    </style:style>
    <style:style style:name="T71" style:family="text">
      <style:text-properties officeooo:rsid="00639e2c"/>
    </style:style>
    <style:style style:name="T72" style:family="text">
      <style:text-properties officeooo:rsid="00642b50"/>
    </style:style>
    <style:style style:name="T73" style:family="text">
      <style:text-properties officeooo:rsid="0064c79d"/>
    </style:style>
    <style:style style:name="T74" style:family="text">
      <style:text-properties officeooo:rsid="00651772"/>
    </style:style>
    <style:style style:name="T75" style:family="text">
      <style:text-properties officeooo:rsid="0065ec4c"/>
    </style:style>
    <style:style style:name="T76" style:family="text">
      <style:text-properties officeooo:rsid="00660e36"/>
    </style:style>
    <style:style style:name="T77" style:family="text">
      <style:text-properties officeooo:rsid="00668773"/>
    </style:style>
    <style:style style:name="T78" style:family="text">
      <style:text-properties officeooo:rsid="0068465f"/>
    </style:style>
    <style:style style:name="T79" style:family="text">
      <style:text-properties officeooo:rsid="00687357"/>
    </style:style>
    <style:style style:name="T80" style:family="text">
      <style:text-properties officeooo:rsid="0068b908"/>
    </style:style>
    <style:style style:name="T81" style:family="text">
      <style:text-properties officeooo:rsid="0068f896"/>
    </style:style>
    <style:style style:name="T82" style:family="text">
      <style:text-properties officeooo:rsid="0069e649"/>
    </style:style>
    <style:style style:name="T83" style:family="text">
      <style:text-properties officeooo:rsid="006a6cf4"/>
    </style:style>
    <style:style style:name="T84" style:family="text">
      <style:text-properties officeooo:rsid="006ac6e7"/>
    </style:style>
    <style:style style:name="T85" style:family="text">
      <style:text-properties officeooo:rsid="006d97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ath Wish</text:p>
      <text:p text:style-name="P6">305</text:p>
      <text:p text:style-name="P4">by Kyle Eggleston</text:p>
      <text:p text:style-name="P7"/>
      <text:p text:style-name="P5"><text:tab/><text:span text:style-name="T1">Bert McDuff strolled through Crimson Gamma on his way towards Jack O’Brien’s office. </text:span><text:span text:style-name="T2">He had some important information to share with the major. Bert rehearsed what he was going to say to Jack over and over in his head. As he reached the office and entered, Bert noticed Jack wasn’t there.</text:span></text:p>
      <text:p text:style-name="P5"><text:tab/><text:span text:style-name="T3">Reaching into his pocket, Bert pulled out his comm unit. “Computer, locate Major Jack O’Brien.” He ordered.</text:span></text:p>
      <text:p text:style-name="P5"><text:tab/>“<text:span text:style-name="T3">Major O’Brien is not on the station.” The computer replied.</text:span></text:p>
      <text:p text:style-name="P5"><text:tab/><text:span text:style-name="T3">Bert sighed. “When did he leave?”</text:span></text:p>
      <text:p text:style-name="P5"><text:tab/>“<text:span text:style-name="T3">Oh eight hundred hours.” The computer said.</text:span></text:p>
      <text:p text:style-name="P5"><text:tab/><text:span text:style-name="T3">Bert checked the time, </text:span><text:span text:style-name="T4">that was over an hour ago</text:span><text:span text:style-name="T3">. He thought. “</text:span><text:span text:style-name="T5">When is he scheduled back?” Bert asked.</text:span></text:p>
      <text:p text:style-name="P5"><text:tab/><text:span text:style-name="T5">The computer beeped an error beep. “Unknown.”</text:span></text:p>
      <text:p text:style-name="P5"><text:tab/><text:span text:style-name="T8">Folding his arms</text:span><text:span text:style-name="T6">, Bert grew frustrated. “Alright, alert me the moment he returns to the station.” He walked out of Jack’s office. </text:span><text:span text:style-name="T7">Bert would have to wait until the major returned to the station in order to talk with him.</text:span></text:p>
      <text:p text:style-name="P8"/>
      <text:p text:style-name="P9">* * *</text:p>
      <text:p text:style-name="P10"/>
      <text:p text:style-name="P10"><text:tab/><text:span text:style-name="T9">Grilka sat in her quarters. She was sobbing. It had been an hour since Jack told her he was leaving for a bit and wouldn’t tell her where he was going. He also told her she couldn’t go with him. Grilka reflected on the fact they hadn’t been able to spend that much time together sinced he had returned. It made her sad. </text:span><text:span text:style-name="T10">She wanted nothing more than to be with her Dorf, they belonged together.</text:span></text:p>
      <text:p text:style-name="P10"><text:tab/><text:span text:style-name="T11">Looking out a window, Grilka watched her world turn. </text:span><text:span text:style-name="T12">She was having nightmares of Shuka burning in flames. All brought on by some alien invasion force. Crimson Gamma didn’t even survive the onslaught in her dreams. They were all destroyed.</text:span></text:p>
      <text:p text:style-name="P10"><text:soft-page-break/><text:tab/><text:span text:style-name="T13">Putting her head in her hands, Grilka sobbed even louder. She was interrupted by the sound of her door chime. Someone was at her door. Grilka didn’t want to talk to anyone, she ignored the first bell, then the second bell, by the time the third bell rang she had enough.</text:span></text:p>
      <text:p text:style-name="P10"><text:tab/>“<text:span text:style-name="T13">Enter!” Grilka yelled. </text:span><text:span text:style-name="T14">She picked up a bowel and threw it towards the opening door.</text:span></text:p>
      <text:p text:style-name="P10"><text:tab/><text:span text:style-name="T14">Norev sidestepped the bowl missing it by inches. She stood there speechless for a moment. “Did the bowl do something wrong?”</text:span></text:p>
      <text:p text:style-name="P10"><text:tab/><text:span text:style-name="T14">Grilka waved her hand dismissively. She wasn’t in the mood for jokes. “</text:span><text:span text:style-name="T15">What do you want?” Grilka asked point blank. </text:span><text:span text:style-name="T16">She wanted answers, not more sarcasm. </text:span><text:span text:style-name="T17">Now was not the time for jokes or sarcasm. Grilka wanted Jack back.</text:span></text:p>
      <text:p text:style-name="P10"><text:tab/><text:span text:style-name="T18">Norev entered Grilka’s quarters and sat down next to her. “Grilka, where’s Jack?” She asked. </text:span><text:span text:style-name="T19">The real purpose for Norev’s visit had come out. Grilka could respect that. She did ask her purpose for being there after all.</text:span></text:p>
      <text:p text:style-name="P10"><text:tab/><text:span text:style-name="T19">Grilka shrugged her shoulders. “He wouldn’t tell me where he was headed.” She said. “I watched his fighter launch out that window.” Grilka pointed to the window. “I’m not sure where it went from there.”</text:span></text:p>
      <text:p text:style-name="P10"><text:tab/><text:span text:style-name="T20">Norev nodded her head. “I understand. He needs some time to think … something … over it would seem. I wish I knew what.” </text:span><text:span text:style-name="T21">She let go a big sigh. The major was in the habit of leaving on short notice without telling anyone where or why he was going. It was something Norev was planning on talking to him about. It needed to stop.</text:span></text:p>
      <text:p text:style-name="P10"><text:tab/><text:span text:style-name="T22">Grilka sighed. “Well his time to think needs to come to an end.” She said. “if he wants to think, I’m here for him. I’ve always been here for him.”</text:span></text:p>
      <text:p text:style-name="P10"><text:tab/>“<text:span text:style-name="T22">I know.” Norev responded. “I know.” </text:span><text:span text:style-name="T23">She paused. “Look, if we don’t hear anything by the end of the day, I’ll contact Shuka and put some feelers out. If it’s like his other trips, he’ll be back before sundown. Okay?”</text:span></text:p>
      <text:p text:style-name="P10"><text:tab/><text:span text:style-name="T23">Grilka nodded. “Alright. Till the end of the day.” She said.</text:span></text:p>
      <text:p text:style-name="P10"><text:tab/><text:span text:style-name="T24">Standing up, Norev excused herself and exited Grilka’s quarters.</text:span></text:p>
      <text:p text:style-name="P10"><text:tab/><text:span text:style-name="T24">Grilka shook her head, Norev’s terms just wouldn’t cut it. Grabbing a flight suit, she walked out of her quarters. If she had to find Jack herself, that’s what she was going to do.</text:span></text:p>
      <text:p text:style-name="P11"><text:tab/>Down in the fighter bay, Grilka approached the officer on duty. “Where do I sign out one of these Atlantic Fighters?” She asked directly.</text:p>
      <text:p text:style-name="P12"><text:span text:style-name="T25"><text:tab/></text:span><text:span text:style-name="T26">The lieutenant looked at Grilka and laughed. “You’re joking, right ambassador?” He said. “I can’t allow you to take out a fighter without authorization. Do you have authorization from the</text:span> <text:span text:style-name="T26">station commander to take out a fighter? I’d need to see paperwork stating that you do."</text:span> </text:p>
      <text:p text:style-name="P12"><text:soft-page-break/><text:tab/><text:span text:style-name="T27">Grilka stammered for a moment. She reached into her pocket and pulled out a piece of paper. “Here are your orders.” </text:span><text:span text:style-name="T28">Grilka</text:span><text:span text:style-name="T27"> said </text:span><text:span text:style-name="T29">handing the lieutenant the piece of paper. She bit her lip, the paper was forged, there was no way any command level officer would give her that authorization, so she had to take matters into her own hands.</text:span></text:p>
      <text:p text:style-name="P12"><text:tab/><text:span text:style-name="T30">The lieutenant looked over the document with skepticism. After a moment he shook his head. “This is forged. I’ll have to call security.”</text:span></text:p>
      <text:p text:style-name="P12"><text:tab/><text:span text:style-name="T31">Grilka watched as the lieutenant reached for a radio. She held up a hand. “Oh I don’t think that’s necessary.” She said. “Can’t you just forget this happened?” Grilka put on her best smile she could muster.</text:span></text:p>
      <text:p text:style-name="P12"><text:tab/><text:span text:style-name="T31">The lieutenant shook his head. “I’m sorry ma’am. I have my duty.” Speaking into his comm unit, he signaled security. “Lieutenant Blund to Lieutenant Killpack, we have a situation in the fighter bay. Code forty-seven.”</text:span></text:p>
      <text:p text:style-name="P12"><text:tab/>“<text:span text:style-name="T31">On my way.” Killpack’s voice came over the comm unit.</text:span></text:p>
      <text:p text:style-name="P12"><text:tab/><text:span text:style-name="T31">The lieutenant looked back at Grilka. “If you’ll wait here, security will be here shortly.”</text:span></text:p>
      <text:p text:style-name="P12"><text:tab/><text:span text:style-name="T31">Grilka sighed. “Just great.” She muttered under her breath.</text:span></text:p>
      <text:p text:style-name="P12"><text:tab/><text:span text:style-name="T32">Twenty minutes later, Grilka was in the brig staring down Lieutenant Killpack. He stared back at her trying to assess the situation. After a moment, Jeff finally spoke. “Care to tell me why you’re trying to forge your way into an Atlantic Fighter?”</text:span></text:p>
      <text:p text:style-name="P12"><text:tab/><text:span text:style-name="T32">Grilka frowned. “I was just trying to track down Jack. He left without saying anything to me. I saw his ship leave the station and I wanted to follow his trail, that’s all.”</text:span></text:p>
      <text:p text:style-name="P12"><text:tab/><text:span text:style-name="T32">Jeff rubbed his chin. </text:span><text:span text:style-name="T33">It was the first he’d heard about the major being away from the station. Usually he knew when a flight was scheduled to leave. He was the first to know most things that went on that concerned the station. “Where do you think he went?”</text:span></text:p>
      <text:p text:style-name="P12"><text:tab/><text:span text:style-name="T33">Shaking her head, Grilka sobbed slightly. “I do not know. It’s unlike him to not tell me where he’s headed. He usually tells me, something. But this time there was no warning. He just… what’s that phrase you humans use? Up and left? </text:span><text:span text:style-name="T34">We went to bed last night, when I woke up this morning he was gone. I asked the computer where he was, and it told me he was in the fighter bay preparing to launch. I watched him leave out the window.</text:span><text:span text:style-name="T33">”</text:span></text:p>
      <text:p text:style-name="P12"><text:tab/>“<text:span text:style-name="T35">Hmmm.” Jeff said. “I wonder where he went. I’ll check the logs.”</text:span></text:p>
      <text:p text:style-name="P12"><text:tab/>“<text:span text:style-name="T35">Is it possible for you to send Commander Monson down here?” Grilka asked. “She might know something about his whereabouts.”</text:span></text:p>
      <text:p text:style-name="P12"><text:tab/><text:span text:style-name="T35">Jeff smiled. He saw no harm in the request. “I’ll see what I can do.” Standing up, he exited the brig.</text:span></text:p>
      <text:p text:style-name="P12"><text:soft-page-break/><text:tab/><text:span text:style-name="T36">Placing her hands in her lap, Grilka could only wait fro the commander to show up, Maybe she would know where Jack ran off to. She was his second in command after all. </text:span><text:span text:style-name="T37">If anyone knew anything it would be her.</text:span></text:p>
      <text:p text:style-name="P12"/>
      <text:p text:style-name="P13">* * *</text:p>
      <text:p text:style-name="P13"/>
      <text:p text:style-name="P14"><text:tab/>In C&amp;C, Commander Kate Monson was hard at work navigating different ships to their destinations. When the call from security came in, she didn’t want to take it. She was too busy, but figured it might be important.</text:p>
      <text:p text:style-name="P14"><text:tab/>“Monson here, what can I do for you Jeff?” Kate asked into the communications line.</text:p>
      <text:p text:style-name="P14"><text:tab/>“Well, I have Grilka down here in the brig.” Jeff began.</text:p>
      <text:p text:style-name="P14"><text:tab/>Kate cut him off. “She has diplomatic immunity, you can’t seriously be holding her.”</text:p>
      <text:p text:style-name="P14"><text:tab/>“I know,” Jeff said. “It’s a temporary hold for now. She says she hasn’t seen Major O’Brien since last night when they went to bed. I was wondering if you knew about his whereabouts?”</text:p>
      <text:p text:style-name="P14"><text:tab/>Kate froze. Of course the major was presumed missing. It wouldn’t be a normal day on the station where the major wasn’t missing. “I’ll be right down to talk with her.”</text:p>
      <text:p text:style-name="P14"><text:tab/>She could hear Jeff smile over the communications line. “Thank <text:span text:style-name="T38">you</text:span> commander, I owe you <text:span text:style-name="T39">one</text:span>.”</text:p>
      <text:p text:style-name="P14"><text:tab/>“Yeah you do, navigating flight traffic isn’t an easy job. Monson out.” She closed the line. Looking to another officer, she gave orders. “Take over, <text:span text:style-name="T40">keep en eye on Transport Gamma there. I don’t like what they’re trying.</text:span> I’ll be back.” Kate exited C&amp;C.</text:p>
      <text:p text:style-name="P14"/>
      <text:p text:style-name="P16">* * *</text:p>
      <text:p text:style-name="P16"/>
      <text:p text:style-name="P15"><text:tab/><text:span text:style-name="T41">Major Jack O’Brien piloted his fighter in open space. </text:span><text:span text:style-name="T42">It wasn’t everyday he had the chance to take a fighter out and see what else was out there. Going on such a trip was risky. He didn’t file a flight plan with anyone, not even the deck chief on duty. All he told them was he needed to test out a fighter to make sure she flew properly. </text:span><text:span text:style-name="T43">Sometimes being in command had its advantages.</text:span></text:p>
      <text:p text:style-name="P15"><text:tab/><text:span text:style-name="T44">Closing in on a small moon, Jack prepared for landing. </text:span><text:span text:style-name="T45">The moon orbited Shuka and </text:span><text:span text:style-name="T84">was on the other side of the planet at the present moment, it</text:span><text:span text:style-name="T45"> was rarely visited by any Earth </text:span><text:soft-page-break/><text:span text:style-name="T45">officer. </text:span><text:span text:style-name="T46">In fact, Jack didn’t have any records of any Earth officer visiting the base. Not since Earth placed the base there for the Shuka population to use as they saw fit.</text:span></text:p>
      <text:p text:style-name="P15"><text:tab/><text:span text:style-name="T47">Opening a channel, Jack contacted the base. “Shuka Base, this is Atlantic Fighter Calypso, Major Jack O’Brien in command. Requesting permission to land.” </text:span><text:span text:style-name="T48">He waited for a response to his hail.</text:span></text:p>
      <text:p text:style-name="P15"><text:tab/><text:span text:style-name="T50">A comm channel opened with static at first, then it was followed by a female voice. </text:span>“<text:span text:style-name="T49">Calypso, you are cleared for landing. We will have an ambassadorial delegation greet you.” The communications line closed.</text:span></text:p>
      <text:p text:style-name="P15"><text:tab/>“<text:span text:style-name="T51">Alright,” Jack said “Looks like I’m going in.” He piloted his fighter towards a landing bay where he could set down.</text:span></text:p>
      <text:p text:style-name="P15"/>
      <text:p text:style-name="P18">* * *</text:p>
      <text:p text:style-name="P18"/>
      <text:p text:style-name="P17"><text:tab/><text:span text:style-name="T52">Commander Kate Monson walked into the brig and faced Grilka. Dropping the force field, she stepped into the cell. “Mind if I sit down?” Kate asked.</text:span></text:p>
      <text:p text:style-name="P17"><text:tab/><text:span text:style-name="T52">Grilka nodded. Sliding over on the bench, she made room for the commander. Kate sat down next to Grilka. Turning her head, she looked at the woman. “</text:span><text:span text:style-name="T53">I’m sorry they arrested you, I’ve explained to them you have diplomatic immunity. Only your own people can discipline you. Do you understand?”</text:span></text:p>
      <text:p text:style-name="P17"><text:tab/><text:span text:style-name="T54">Grilka nodded her head. “Yes.” She said. “Do you know where Jack went?”</text:span></text:p>
      <text:p text:style-name="P17"><text:tab/><text:span text:style-name="T55">Kate frowned. She didn’t want to lie to Grilka. She decided against it. “He went to Shuka’s third moon. Said he had some unfinished business to take care of. That’s all I know.” </text:span><text:span text:style-name="T56">Turning her head away, she stared at the deck.</text:span></text:p>
      <text:p text:style-name="P17"><text:tab/>“<text:span text:style-name="T57">I see.” Grilka said. “Why didn’t he tell me this?” She asked.</text:span></text:p>
      <text:p text:style-name="P17"><text:tab/><text:span text:style-name="T58">Kate shook her head and started tapping her foot. “I don’t have a fraking clue.” She said. “I’m sorry.” </text:span><text:span text:style-name="T59">Kate gritted her teeth. She hated being kept in the dark or only having half the story.</text:span></text:p>
      <text:p text:style-name="P17"><text:tab/><text:span text:style-name="T60">Grilka slapped her leg. “Then we’re back at square one. Jack went to a moon orbiting Shuka for some unknown reason. Just wonderful.” She sighed. “</text:span><text:span text:style-name="T61">Alright, thank you for being honest with me. You’re a good woman.”</text:span></text:p>
      <text:p text:style-name="P17"><text:tab/><text:span text:style-name="T62">Kate chuckled at the thought. “Oh I wouldn’t say that. I’ve done some not so good things in my life.” She admitted. “Some things I’d like to forget, but some things are simply impossible to run away from. </text:span><text:span text:style-name="T63">But I keep on fighting.</text:span><text:span text:style-name="T62">”</text:span></text:p>
      <text:p text:style-name="P17"><text:soft-page-break/><text:tab/><text:span text:style-name="T63">Grilka did not understand why Kate was chuckling. But that didn’t matter. What mattered was Kate knew her past didn’t define her. It only helped tone her to be the person she was today.</text:span></text:p>
      <text:p text:style-name="P17"><text:tab/>“<text:span text:style-name="T64">Come on, let’s get out of here.” Kate said. She stood up and walked out of the cell.</text:span></text:p>
      <text:p text:style-name="P17"><text:tab/><text:span text:style-name="T64">Grilka followed Kate out the door, smiling at Lieutenant Killpack on her way out.</text:span></text:p>
      <text:p text:style-name="P17"/>
      <text:p text:style-name="P20">* * *</text:p>
      <text:p text:style-name="P20"/>
      <text:p text:style-name="P19"><text:tab/>Bert McDuff walked into Med Bay. Looking around, he located Doctor Allen and approached him. “Hey doc, hope I’m not disturbing you.”</text:p>
      <text:p text:style-name="P19"><text:tab/>Matt looked up from his desk, “No Bert, not at all. What can I do for you?” He set down a datapad and leaned back in his chair.</text:p>
      <text:p text:style-name="P19"><text:tab/>“<text:span text:style-name="T65">I have an alien prisoner on my ship. She identifies herself as Elise. She has one hell of a story about if she isn’t released by the end of the year, that her people will attack Earth.” Bert said. “I uh, tried to go to Major O’Brien, but he’s not on the station. Problem is, Elise needs some medical attention. My doctor on the Fresno hasn’t seen anything like it, I was hoping maybe you could do something for her?”</text:span></text:p>
      <text:p text:style-name="P19"><text:tab/><text:span text:style-name="T66">Matt was confused. “You want me to help an alien that’s hellbent on attacking Earth?”</text:span></text:p>
      <text:p text:style-name="P19"><text:tab/><text:span text:style-name="T67">Bert nodded his head. “Yeah that sums it up. Will you help her?”</text:span></text:p>
      <text:p text:style-name="P19"><text:tab/><text:span text:style-name="T68">Matt didn’t know what to say. Sure he took an oath to do no harm, but he had to admit there were times he didn’t want to help aliens. Especially when those aliens threatened to harm his home. </text:span><text:span text:style-name="T69">He finally gave in to his own thoughts. “Yeah, I’ll take a look. Teleport her aboard the station.”</text:span></text:p>
      <text:p text:style-name="P19"><text:tab/>“<text:span text:style-name="T69">Okay.” Bert said. Taking out his comm unit, he contacted the Fresno. “McDuff to Fresno, teleport prisoner six one nine to the station’s Med Bay. Heavy guard.” He closed the comm channel.</text:span></text:p>
      <text:p text:style-name="P19"><text:tab/><text:span text:style-name="T69">A moment later, Elise and three of Fresno’s security officers teleported into the Med Bay. </text:span><text:span text:style-name="T70">The security officers had a woman with them, she looked human. But Matt knew better. They had a rope around her neck connected to a long bar which they used to move her about. Not that she could do anything about it, Elise was limping as it was.</text:span></text:p>
      <text:p text:style-name="P19"><text:tab/><text:span text:style-name="T70">Matt directed them to a surgical bay. “This way, I want to take a look at her leg.” Looking to Bert he frowned. “What did you do to her?”</text:span></text:p>
      <text:p text:style-name="P19"><text:tab/><text:span text:style-name="T70">Bert raised his hands in the air. “Nothing, I swear.”</text:span></text:p>
      <text:p text:style-name="P19"><text:soft-page-break/><text:tab/>“<text:span text:style-name="T70">He’s lying.” Elise said. “</text:span><text:span text:style-name="T71">He hit me when I wouldn’t cooperate.”</text:span></text:p>
      <text:p text:style-name="P19"><text:tab/><text:span text:style-name="T72">Bert shook his head. “Matt, you have to believe me. I didn’t do a damn thing to her.”</text:span></text:p>
      <text:p text:style-name="P19"><text:tab/><text:span text:style-name="T72">Matt began examining Elise’s leg injury with a scanner. “You have a spiral fracture, several bruises and what appears to be third degree burns.” He stared at Bert. “You’re telling me she caused this harm to herself?”</text:span></text:p>
      <text:p text:style-name="P19"><text:tab/><text:span text:style-name="T72">Bert shook his head again. “Self inflicted injuries. Not done by me or any of my men.”</text:span></text:p>
      <text:p text:style-name="P19"><text:tab/>“<text:span text:style-name="T72">He lies.” Elise said breathing hard </text:span><text:span text:style-name="T73">through the pain.</text:span></text:p>
      <text:p text:style-name="P19"><text:tab/><text:span text:style-name="T74">Picking up a morph pen, Matt injected it into Elise’s leg. “This should help with the pain.” He explained. “It’s a nerve blocker that deadens what you’re feeling. I’ll give me time to do surgery.” He looked to Bert. “Get out of here. Let me see to my patient.” He took the collar off of Elise and shewed Bert and his security team out of the Med Bay.</text:span></text:p>
      <text:p text:style-name="P19"><text:tab/><text:span text:style-name="T75">Looking back at Elise, Bert wondered what her true form really looked like. She was an alien after all. Having the disguise of human anatomy made his job easier though. So he wasn’t about to ask her to transform into whatever she really was.</text:span></text:p>
      <text:p text:style-name="P19"><text:tab/>“<text:span text:style-name="T76">Let’s fix you up.” He said grabbing an oxygen mask.</text:span></text:p>
      <text:p text:style-name="P19"/>
      <text:p text:style-name="P22">* * *</text:p>
      <text:p text:style-name="P22"/>
      <text:p text:style-name="P21"><text:tab/>Jack’s fighter landed in a large open area. It was obviously designed to house several ships at once. His was the only ship in the hanger. <text:span text:style-name="T77">As he stepped out of the ship, Jack was greeted by three members of Shuka’s Religious Government.</text:span></text:p>
      <text:p text:style-name="P21"><text:tab/>“<text:span text:style-name="T78">Major O’Brien.” One of the Shukan’s spoke. “Why have you come to see us?”</text:span></text:p>
      <text:p text:style-name="P21"><text:tab/><text:span text:style-name="T78">Jack shook his head. “I didn’t know I would be meeting with members of your government. I thought I was going to meet with an ambassador.”</text:span></text:p>
      <text:p text:style-name="P21"><text:tab/>“<text:span text:style-name="T78">Our ambassadors are all busy at the moment.” She continued. “Why have you come?”</text:span></text:p>
      <text:p text:style-name="P21"><text:tab/><text:span text:style-name="T79">Jack looked to the woman and smiled. She reminded him of Norev. “I had what you might call a vision, perhaps it was a dream I’m not sure. In this experience I was told to come to this place, that it would all be explained to me when I arrived. So here I am.”</text:span></text:p>
      <text:p text:style-name="P21"><text:tab/>“<text:span text:style-name="T80">Tell me chosen one, do you have a death wish?” The man in the middle spoke. The women on either side of him looked to Jack for a response.</text:span></text:p>
      <text:p text:style-name="P21"><text:tab/>“<text:span text:style-name="T80">A death wish?” Jack asked. “No, not that I know of.”</text:span></text:p>
      <text:p text:style-name="P21"><text:soft-page-break/><text:tab/>“<text:span text:style-name="T80">Shuka who visit this moon come here to die. It is their final wish to be granted. You have come here, so I assumed you have a death wish.” The man said. “</text:span><text:span text:style-name="T81">But you do not wish to be among us. It is troubling at best to see where your path lies from here.”</text:span></text:p>
      <text:p text:style-name="P21"><text:tab/>“<text:span text:style-name="T82">It is not your time.” The other woman spoke up. “You will know when your time has come. Leave us now, please. Go back from whence you came. Go home to your loved ones.” She turned around facing her back towards Jack. The others did the same.</text:span></text:p>
      <text:p text:style-name="P21"><text:tab/><text:span text:style-name="T83">Jack looked around the empty hanger. He had wasted a trip to the moon just to be told to go back. He figured that was the last time he would allow a dream to dictate his actions. Entering his fighter, he engaged his thrusters and took off. Leaving the hanger behind, Jack set a course back to Crimson Gamma.</text:span></text:p>
      <text:p text:style-name="P21"><text:tab/>“<text:span text:style-name="T84">What a waste of two hours.” Jack said.</text:span></text:p>
      <text:p text:style-name="P21"/>
      <text:p text:style-name="P25">* * *</text:p>
      <text:p text:style-name="P25"/>
      <text:p text:style-name="P24"><text:tab/><text:span text:style-name="T85">Chief Madison Park walked around the engineering deck. She was looking for something. A piece to Crimson Gamma’s water assembly. Without it, they would have no clean water until a new part could be located. They had the reserves at least, but those would only last for so long.</text:span></text:p>
      <text:p text:style-name="P24"><text:tab/><text:span text:style-name="T85">Opening crate after crate, she sighed. Madison wasn’t finding what she was looking for. So far she had found parts for the air filtration system, and the main reactor core. But no water purification system. She looked over the part manifest again, it should have been in crate six one eight four two. But that crate was empty, Madison wondered if someone had stolen the par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5</text:page-number><text:s/>of <text:page-count>8</text:page-count>) <text:date style:data-style-name="N37" text:date-value="2026-03-17T08:11:46.345729529">03/1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3-17T08:11:46.218579997</dc:date>
    <meta:editing-duration>PT10H11M59S</meta:editing-duration>
    <meta:editing-cycles>100</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106" meta:word-count="3053" meta:character-count="16586" meta:non-whitespace-character-count="13544"/>
  </office:meta>
</office:document-meta>
</file>